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Heading_20_2">
      <style:paragraph-properties fo:line-height="115%"/>
    </style:style>
    <style:style style:name="P3" style:family="paragraph" style:parent-style-name="Heading_20_4">
      <style:paragraph-properties fo:line-height="115%"/>
    </style:style>
    <style:style style:name="P4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line-height="115%" fo:text-indent="0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line-height="115%"/>
      <style:text-properties fo:font-size="10pt" fo:font-style="italic" style:font-size-asian="10pt" style:font-style-asian="italic" style:font-size-complex="10pt"/>
    </style:style>
    <style:style style:name="P7" style:family="paragraph" style:parent-style-name="Standard">
      <style:paragraph-properties fo:line-height="150%"/>
    </style:style>
    <style:style style:name="P8" style:family="paragraph" style:parent-style-name="Heading_20_5">
      <style:paragraph-properties fo:margin-top="0.388cm" fo:margin-bottom="0cm" style:contextual-spacing="false" fo:line-height="115%"/>
      <style:text-properties style:text-underline-style="solid" style:text-underline-width="auto" style:text-underline-color="font-color"/>
    </style:style>
    <style:style style:name="P9" style:family="paragraph" style:parent-style-name="Heading_20_1">
      <style:paragraph-properties fo:line-height="115%"/>
      <style:text-properties fo:font-size="22pt" style:font-size-asian="22pt" style:font-size-complex="22pt"/>
    </style:style>
    <style:style style:name="P10" style:family="paragraph" style:parent-style-name="Heading_20_2">
      <style:paragraph-properties fo:line-height="115%"/>
      <style:text-properties fo:font-size="16pt" style:font-size-asian="16pt" style:font-size-complex="16pt"/>
    </style:style>
    <style:style style:name="P11" style:family="paragraph" style:parent-style-name="Standard">
      <style:paragraph-properties fo:line-height="115%"/>
      <style:text-properties style:text-position="0% 100%" fo:font-size="10pt" fo:font-style="italic" style:font-size-asian="10pt" style:font-style-asian="italic" style:font-size-complex="10pt"/>
    </style:style>
    <style:style style:name="P12" style:family="paragraph" style:parent-style-name="Title" style:master-page-name="Standard">
      <style:paragraph-properties fo:margin-top="0.847cm" fo:margin-bottom="0.212cm" style:contextual-spacing="false" fo:line-height="115%" style:page-number="1"/>
      <style:text-properties fo:font-size="34pt" style:font-size-asian="34pt" style:font-size-complex="34pt"/>
    </style:style>
    <style:style style:name="P13" style:family="paragraph" style:parent-style-name="Heading_20_5">
      <style:paragraph-properties fo:margin-top="0.388cm" fo:margin-bottom="0.353cm" style:contextual-spacing="false" fo:line-height="100%"/>
      <style:text-properties officeooo:paragraph-rsid="00109383"/>
    </style:style>
    <style:style style:name="P14" style:family="paragraph" style:parent-style-name="Heading_20_5">
      <style:paragraph-properties fo:margin-top="0.353cm" fo:margin-bottom="0cm" style:contextual-spacing="false" fo:line-height="115%"/>
    </style:style>
    <style:style style:name="P15" style:family="paragraph" style:parent-style-name="Standard" style:list-style-name="L2">
      <style:paragraph-properties fo:line-height="115%"/>
      <style:text-properties fo:font-size="10pt" style:font-size-asian="10pt" style:font-size-complex="10pt"/>
    </style:style>
    <style:style style:name="P16" style:family="paragraph" style:parent-style-name="Standard" style:list-style-name="L3">
      <style:paragraph-properties fo:line-height="115%"/>
      <style:text-properties fo:font-size="10pt" style:font-size-asian="10pt" style:font-size-complex="10pt"/>
    </style:style>
    <style:style style:name="P17" style:family="paragraph" style:parent-style-name="Standard" style:list-style-name="L4">
      <style:paragraph-properties fo:line-height="115%"/>
      <style:text-properties fo:font-size="10pt" style:font-size-asian="10pt" style:font-size-complex="10pt"/>
    </style:style>
    <style:style style:name="P18" style:family="paragraph" style:parent-style-name="Standard" style:list-style-name="L5">
      <style:paragraph-properties fo:line-height="115%"/>
      <style:text-properties fo:font-size="10pt" style:font-size-asian="10pt" style:font-size-complex="10pt"/>
    </style:style>
    <style:style style:name="P19" style:family="paragraph" style:parent-style-name="Standard">
      <style:paragraph-properties fo:margin-top="0cm" fo:margin-bottom="0.353cm" style:contextual-spacing="false" fo:line-height="100%"/>
      <style:text-properties officeooo:paragraph-rsid="00109383"/>
    </style:style>
    <style:style style:name="P20" style:family="paragraph" style:parent-style-name="Text_20_body" style:list-style-name="L1">
      <style:text-properties fo:font-size="10pt" style:font-size-asian="10pt" style:font-size-complex="10pt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0pt" fo:font-weight="normal" style:font-size-asian="10pt" style:font-weight-asian="normal" style:font-size-complex="10pt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none" fo:font-weight="normal" style:font-size-asian="10pt" style:font-weight-asian="normal" style:font-size-complex="10pt"/>
    </style:style>
    <style:style style:name="T8" style:family="text">
      <style:text-properties fo:font-size="10pt" style:text-underline-style="none" style:font-size-asian="10pt" style:font-size-complex="10pt"/>
    </style:style>
    <style:style style:name="T9" style:family="text">
      <style:text-properties fo:color="#1155cc" loext:opacity="100%" fo:font-size="10pt" style:font-size-asian="10pt" style:font-size-complex="10pt"/>
    </style:style>
    <style:style style:name="T10" style:family="text">
      <style:text-properties fo:color="#1155cc" loext:opacity="100%" fo:font-size="10pt" officeooo:rsid="00127b13" style:font-size-asian="10pt" style:font-size-complex="10pt"/>
    </style:style>
    <style:style style:name="T11" style:family="text">
      <style:text-properties fo:color="#1155cc" loext:opacity="100%" fo:font-size="10pt" officeooo:rsid="0017826c" style:font-size-asian="10pt" style:font-size-complex="10pt"/>
    </style:style>
    <style:style style:name="T12" style:family="text">
      <style:text-properties fo:color="#1155cc" loext:opacity="100%" fo:font-size="10pt" officeooo:rsid="00191055" style:font-size-asian="10pt" style:font-size-complex="10pt"/>
    </style:style>
    <style:style style:name="T13" style:family="text">
      <style:text-properties fo:color="#1155cc" loext:opacity="100%" fo:font-size="10pt" fo:font-weight="normal" style:font-size-asian="10pt" style:font-weight-asian="normal" style:font-size-complex="10pt"/>
    </style:style>
    <style:style style:name="T14" style:family="text">
      <style:text-properties fo:color="#1155cc" loext:opacity="100%" fo:font-size="10pt" fo:font-weight="normal" officeooo:rsid="0013e2c7" style:font-size-asian="10pt" style:font-weight-asian="normal" style:font-size-complex="10pt"/>
    </style:style>
    <style:style style:name="T15" style:family="text">
      <style:text-properties fo:color="#1155cc" loext:opacity="100%"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16" style:family="text">
      <style:text-properties fo:color="#1155cc" loext:opacity="100%" fo:font-size="10pt" style:text-underline-style="solid" style:text-underline-width="auto" style:text-underline-color="font-color" fo:font-weight="normal" officeooo:rsid="0013e2c7" style:font-size-asian="10pt" style:font-weight-asian="normal" style:font-size-complex="10pt"/>
    </style:style>
    <style:style style:name="T17" style:family="text">
      <style:text-properties fo:color="#1155cc" loext:opacity="100%" fo:font-size="10pt" style:text-underline-style="solid" style:text-underline-width="auto" style:text-underline-color="font-color" officeooo:rsid="0017826c" style:font-size-asian="10pt" style:font-size-complex="10pt"/>
    </style:style>
    <style:style style:name="T18" style:family="text">
      <style:text-properties fo:color="#1155cc" loext:opacity="100%" fo:font-size="10pt" style:text-underline-style="solid" style:text-underline-width="auto" style:text-underline-color="font-color" officeooo:rsid="00191055" style:font-size-asian="10pt" style:font-size-complex="10pt"/>
    </style:style>
    <style:style style:name="T19" style:family="text">
      <style:text-properties fo:color="#1155cc" loext:opacity="100%" fo:font-size="10pt" style:text-underline-style="solid" style:text-underline-width="auto" style:text-underline-color="font-color" officeooo:rsid="00127b13" style:font-size-asian="10pt" style:font-size-complex="10pt"/>
    </style:style>
    <style:style style:name="T20" style:family="text">
      <style:text-properties fo:color="#1155cc" loext:opacity="100%" fo:font-size="10pt" style:text-underline-style="none" fo:font-weight="normal" style:font-size-asian="10pt" style:font-weight-asian="normal" style:font-size-complex="10pt"/>
    </style:style>
    <style:style style:name="T21" style:family="text">
      <style:text-properties fo:color="#1155cc" loext:opacity="100%" fo:font-size="10pt" style:text-underline-style="none" fo:font-weight="normal" officeooo:rsid="0013e2c7" style:font-size-asian="10pt" style:font-weight-asian="normal" style:font-size-complex="10pt"/>
    </style:style>
    <style:style style:name="T22" style:family="text">
      <style:text-properties fo:color="#1155cc" loext:opacity="100%" fo:font-size="10pt" style:text-underline-style="none" officeooo:rsid="0017826c" style:font-size-asian="10pt" style:font-size-complex="10pt"/>
    </style:style>
    <style:style style:name="T23" style:family="text">
      <style:text-properties fo:color="#1155cc" loext:opacity="100%" fo:font-size="10pt" style:text-underline-style="none" officeooo:rsid="00191055" style:font-size-asian="10pt" style:font-size-complex="10pt"/>
    </style:style>
    <style:style style:name="T24" style:family="text">
      <style:text-properties fo:color="#1155cc" loext:opacity="100%" fo:font-size="10pt" style:text-underline-style="none" officeooo:rsid="00127b13" style:font-size-asian="10pt" style:font-size-complex="10pt"/>
    </style:style>
    <style:style style:name="T25" style:family="text">
      <style:text-properties fo:color="#1155cc" loext:opacity="100%" fo:font-size="9pt" fo:font-weight="bold" style:font-size-asian="9pt" style:font-weight-asian="bold" style:font-size-complex="9pt"/>
    </style:style>
    <style:style style:name="T26" style:family="text">
      <style:text-properties fo:font-size="9pt" fo:font-weight="bold" style:font-size-asian="9pt" style:font-weight-asian="bold" style:font-size-complex="9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weight="normal" style:font-weight-asian="normal"/>
    </style:style>
    <style:style style:name="T29" style:family="text">
      <style:text-properties officeooo:rsid="000694c6"/>
    </style:style>
    <style:style style:name="T3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jdgxs"/>Curriculum vitae</text:p>
      <text:p text:style-name="P9"><text:bookmark text:name="_30j0zll"/>Jason D. Moss</text:p>
      <text:p text:style-name="P1"><text:span text:style-name="T1">Email:</text:span><text:span text:style-name="T2"><text:tab/></text:span><text:a xlink:type="simple" xlink:href="mailto:work@jdmlabs.com" text:style-name="ListLabel_20_46" text:visited-style-name="ListLabel_20_46"><text:span text:style-name="T9">work@jdmlabs.com</text:span></text:a><text:span text:style-name="T2"><text:tab/><text:tab/><text:tab/><text:tab/><text:tab/><text:tab/><text:tab/><text:tab/> <text:s text:c="7"/></text:span><text:span text:style-name="T26">» <text:s/></text:span><text:a xlink:type="simple" xlink:href="https://github.com/jasondmoss/cv" text:style-name="ListLabel_20_47" text:visited-style-name="ListLabel_20_47"><text:span text:style-name="T25">Current resume</text:span></text:a><text:span text:style-name="T2"><text:line-break/></text:span><text:span text:style-name="T1">Phone:</text:span><text:span text:style-name="T2"><text:tab/>+1 (867) 765-8415</text:span></text:p>
      <text:p text:style-name="P4">Ottawa, Canada</text:p>
      <text:p text:style-name="P4"/>
      <text:p text:style-name="P10"><text:bookmark text:name="_1fob9te"/>In Brief</text:p>
      <text:p text:style-name="P4">I am a well-rounded web developer dealing mostly with Drupal, WordPress and Laravel. I have strong front-end abilities with HTML5, CSS3 and JavaScript.</text:p>
      <text:p text:style-name="P4"/>
      <text:p text:style-name="P2"><text:bookmark text:name="_3znysh7"/><text:span text:style-name="T27">Technical Skills</text:span><draw:rect text:anchor-type="as-char" style:rel-width="100%" draw:z-index="0" draw:name="Shape1" draw:style-name="gr1" draw:text-style-name="P21" svg:width="0.003cm" svg:height="0.054cm"><text:p/></draw:rect></text:p>
      <text:list text:style-name="L1">
        <text:list-item>
          <text:p text:style-name="P20">PHP</text:p>
          <text:list>
            <text:list-item>
              <text:p text:style-name="P20">Drupal</text:p>
            </text:list-item>
            <text:list-item>
              <text:p text:style-name="P20">Laravel</text:p>
            </text:list-item>
            <text:list-item>
              <text:p text:style-name="P20">Symfony</text:p>
            </text:list-item>
            <text:list-item>
              <text:p text:style-name="P20">WordPress</text:p>
            </text:list-item>
            <text:list-item>
              <text:p text:style-name="P20">Craft CMS</text:p>
            </text:list-item>
            <text:list-item>
              <text:p text:style-name="P20">b2evolution</text:p>
            </text:list-item>
            <text:list-item>
              <text:p text:style-name="P20">Testing (Unit, Pest)</text:p>
            </text:list-item>
          </text:list>
        </text:list-item>
        <text:list-item>
          <text:p text:style-name="P20">JavaScript</text:p>
        </text:list-item>
        <text:list-item>
          <text:p text:style-name="P20">Semantic HTML</text:p>
        </text:list-item>
        <text:list-item>
          <text:p text:style-name="P20">Structured Data + SEO</text:p>
        </text:list-item>
        <text:list-item>
          <text:p text:style-name="P20">CSS</text:p>
        </text:list-item>
        <text:list-item>
          <text:p text:style-name="P20">Responsive Design</text:p>
        </text:list-item>
        <text:list-item>
          <text:p text:style-name="P20">Databases (MySQL, PostgreSQL)</text:p>
        </text:list-item>
        <text:list-item>
          <text:p text:style-name="P20">Linux server admin (Apache, <text:span text:style-name="T29">Ngnix</text:span>)</text:p>
        </text:list-item>
        <text:list-item>
          <text:p text:style-name="P20">Version Control Systems (Git, SVN)</text:p>
        </text:list-item>
      </text:list>
      <text:p text:style-name="P2"><text:bookmark text:name="_3gtu08yf006r"/><text:soft-page-break/>Work History<draw:rect text:anchor-type="as-char" style:rel-width="100%" draw:z-index="1" draw:name="Shape2" draw:style-name="gr1" draw:text-style-name="P21" svg:width="0.003cm" svg:height="0.054cm"><text:p/></draw:rect></text:p>
      <text:p text:style-name="P3"><text:bookmark text:name="_tyjcwt"/>JdmLabs<text:span text:style-name="T28"> - <text:s/></text:span><text:a xlink:type="simple" xlink:href="https://www.jdmlabs.com/" text:style-name="ListLabel_20_48" text:visited-style-name="ListLabel_20_48"><text:span text:style-name="T13">jdmlabs.com</text:span></text:a></text:p>
      <text:p text:style-name="P1"><text:span text:style-name="T2">Independent Web Developer - Freelance/Contract<text:line-break/></text:span><text:span text:style-name="T3">Oct 2006 — present</text:span><text:span text:style-name="T2"><text:line-break/>Drupal, Laravel, WordPress, Craft CMS, b2evolution, Shopify</text:span></text:p>
      <text:p text:style-name="P4"/>
      <text:p text:style-name="P4">I have been working as an independent contractor, to varying degrees, for many years now, ranging from custom plug-ins, to complete multilingual + multi-site setups; e-commerce; small websites; single-page applications; and nearly everything in between.</text:p>
      <text:p text:style-name="P4"/>
      <text:p text:style-name="P3"><text:bookmark text:name="_3dy6vkm"/>Outcrop Communications Ltd.<text:span text:style-name="T28"> - <text:s/></text:span><text:a xlink:type="simple" xlink:href="https://outcrop.com/" text:style-name="ListLabel_20_48" text:visited-style-name="ListLabel_20_48"><text:span text:style-name="T13">outcrop.com</text:span></text:a></text:p>
      <text:p text:style-name="P1"><text:span text:style-name="T2">Web Developer<text:line-break/></text:span><text:span text:style-name="T3">Jul 2017 — Apr 2023</text:span><text:span text:style-name="T2"><text:line-break/>Drupal, WordPress</text:span></text:p>
      <text:p text:style-name="P4"/>
      <text:p text:style-name="P4">Built and maintained (back-end/front-end) websites and components for many northern Canada companies, institutions and government entities.</text:p>
      <text:list text:style-name="L2">
        <text:list-item>
          <text:p text:style-name="P15">custom content administration + rendering</text:p>
        </text:list-item>
        <text:list-item>
          <text:p text:style-name="P15">third-party content integration</text:p>
        </text:list-item>
        <text:list-item>
          <text:p text:style-name="P15">custom APIs for web + mobile integrations</text:p>
        </text:list-item>
      </text:list>
      <text:p text:style-name="P4"/>
      <text:p text:style-name="P3"><text:bookmark text:name="_1t3h5sf"/>The Well - Creative Consultants Inc.<text:span text:style-name="T28"> - <text:s/></text:span><text:a xlink:type="simple" xlink:href="https://www.gotothewell.ca/" text:style-name="ListLabel_20_48" text:visited-style-name="ListLabel_20_48"><text:span text:style-name="T13">gotothewell.ca</text:span></text:a></text:p>
      <text:p text:style-name="P1"><text:span text:style-name="T2">Independent Web Developer<text:line-break/></text:span><text:span text:style-name="T3">Nov 2016 — 2017</text:span><text:span text:style-name="T2"><text:line-break/>WordPress</text:span></text:p>
      <text:p text:style-name="P4"/>
      <text:p text:style-name="P4">Responsible for building a tourism activity site with mobile geolocation abilities, contest entry and management.</text:p>
      <text:p text:style-name="P4"/>
      <text:p text:style-name="P3"><text:bookmark text:name="_4d34og8"/>VERB Interactive Inc.<text:span text:style-name="T28"> - <text:s/></text:span><text:a xlink:type="simple" xlink:href="https://www.verbinteractive.com/" text:style-name="ListLabel_20_48" text:visited-style-name="ListLabel_20_48"><text:span text:style-name="T13">verbinteractive.com</text:span></text:a></text:p>
      <text:p text:style-name="P1"><text:span text:style-name="T2">Web Developer<text:line-break/></text:span><text:span text:style-name="T3">Mar 2014 — Sept 2016</text:span><text:span text:style-name="T2"><text:line-break/>Drupal, WordPress</text:span></text:p>
      <text:p text:style-name="P4"/>
      <text:p text:style-name="P4">Built and maintained (back-end/front-end) websites and components for some of the largest travel + destination companies in the industry:</text:p>
      <text:list text:style-name="L3">
        <text:list-item>
          <text:p text:style-name="P16">custom content administration + rendering</text:p>
        </text:list-item>
        <text:list-item>
          <text:p text:style-name="P16">third-party content integration</text:p>
        </text:list-item>
        <text:list-item>
          <text:p text:style-name="P16">custom APIs for web + mobile integrations</text:p>
        </text:list-item>
      </text:list>
      <text:p text:style-name="P5"/>
      <text:p text:style-name="P3"><text:bookmark text:name="_2s8eyo1"/>Media Mechanics Inc.<text:span text:style-name="T28"> - <text:s/></text:span><text:a xlink:type="simple" xlink:href="https://www.mediamechanics.com/" text:style-name="ListLabel_20_48" text:visited-style-name="ListLabel_20_48"><text:span text:style-name="T13">mediamechanics.com</text:span></text:a></text:p>
      <text:p text:style-name="P1"><text:span text:style-name="T2">Web Developer<text:line-break/></text:span><text:span text:style-name="T3">Aug 2012 — May 2013</text:span><text:span text:style-name="T2"><text:line-break/>Drupal, WordPress</text:span></text:p>
      <text:p text:style-name="P4"/>
      <text:p text:style-name="P4"><text:soft-page-break/>Contract-based development work:</text:p>
      <text:list text:style-name="L4">
        <text:list-item>
          <text:p text:style-name="P17">custom content administration + rendering</text:p>
        </text:list-item>
        <text:list-item>
          <text:p text:style-name="P17">third-party content integration</text:p>
        </text:list-item>
        <text:list-item>
          <text:p text:style-name="P17">company websites + blogs</text:p>
        </text:list-item>
      </text:list>
      <text:p text:style-name="P4"/>
      <text:p text:style-name="P3"><text:bookmark text:name="_17dp8vu"/>Revolve Branding + Marketing<text:span text:style-name="T28"> - <text:s/></text:span><text:a xlink:type="simple" xlink:href="https://revolve.ca/" text:style-name="ListLabel_20_48" text:visited-style-name="ListLabel_20_48"><text:span text:style-name="T13">revolve.ca</text:span></text:a></text:p>
      <text:p text:style-name="P1"><text:span text:style-name="T2">Web Developer<text:line-break/></text:span><text:span text:style-name="T3">Jan 2011 — Feb 2012</text:span><text:span text:style-name="T2"><text:line-break/>Drupal, WordPress</text:span></text:p>
      <text:p text:style-name="P4"/>
      <text:p text:style-name="P4">Built and maintained (back-end/front-end) websites and components for local and cross-Canada companies:</text:p>
      <text:list text:style-name="L5">
        <text:list-item>
          <text:p text:style-name="P18">company websites + blogs</text:p>
        </text:list-item>
        <text:list-item>
          <text:p text:style-name="P18">third-party content integration</text:p>
        </text:list-item>
      </text:list>
      <text:p text:style-name="P4"/>
      <text:p text:style-name="P2"><text:bookmark text:name="_35nkun2"/><text:span text:style-name="T27">Education</text:span><draw:rect text:anchor-type="as-char" style:rel-width="100%" draw:z-index="2" draw:name="Shape3" draw:style-name="gr1" draw:text-style-name="P21" svg:width="0.003cm" svg:height="0.054cm"><text:p/></draw:rect></text:p>
      <text:p text:style-name="P3"><text:bookmark text:name="_4r22ar4dd0yu"/>DeVry Institute of Technology</text:p>
      <text:p text:style-name="P1"><text:span text:style-name="T2">Computer Information Systems<text:line-break/></text:span><text:span text:style-name="T3">2001 — 2003</text:span></text:p>
      <text:p text:style-name="P4"/>
      <text:p text:style-name="P1"><text:span text:style-name="T2">Countless online/offline free/purchased courses, books, conferences and hands-on experiences<text:line-break/></text:span><text:span text:style-name="T3">2001 — present</text:span></text:p>
      <text:p text:style-name="P4"/>
      <text:p text:style-name="P2"><text:bookmark text:name="_1ksv4uv"/><text:span text:style-name="T27">Recommendations</text:span><draw:rect text:anchor-type="as-char" style:rel-width="100%" draw:z-index="3" draw:name="Shape4" draw:style-name="gr1" draw:text-style-name="P21" svg:width="0.003cm" svg:height="0.054cm"><text:p/></draw:rect></text:p>
      <text:p text:style-name="P6"/>
      <text:p text:style-name="P11">I've worked with Jason in varying capacities for 2-3 years and he is a pleasure, both as a developer and as a person. I've never known Jason to shy away from any challenge in the web development world and this makes him an important part of any project. He writes modern, semantic and well-commented code in both the front-end and back-end arenas. He asks lots of questions, provides solutions, is always eager to learn and is willing to do whatever it takes to see a job through. I'd recommend Jason to anyone.</text:p>
      <text:p text:style-name="P4"/>
      <text:p text:style-name="P1"><text:span text:style-name="T2"><text:tab/>— Gavin Mullen, </text:span><text:span text:style-name="T3">Director of Technology at VERB Interactive Inc.</text:span></text:p>
      <text:p text:style-name="P4"/>
      <text:p text:style-name="P10"><text:bookmark text:name="_3rdcrjn"/>Site Samples</text:p>
      <text:p text:style-name="P1"><text:span text:style-name="T2">These are a few (currently active) sites I have built:</text:span><draw:rect text:anchor-type="as-char" style:rel-width="100%" draw:z-index="4" draw:name="Shape5" draw:style-name="gr1" draw:text-style-name="P21" svg:width="0.003cm" svg:height="0.054cm"><text:p/></draw:rect></text:p>
      <text:p text:style-name="P8"><text:bookmark text:name="_26in1rg"/>Drupal</text:p>
      <text:p text:style-name="P13"><text:bookmark text:name="_m7h5dowq1ccn"/><text:span text:style-name="T1">Northwest Territories Tourism</text:span><text:span text:style-name="T4"> (+ multiple sub-sites)</text:span><text:span text:style-name="T1">:</text:span></text:p>
      <text:p text:style-name="P13"><text:a xlink:type="simple" xlink:href="https://spectacularnwt.com/" text:style-name="ListLabel_20_48" text:visited-style-name="ListLabel_20_48"><text:span text:style-name="T20">spectacularnwt.com</text:span></text:a><text:span text:style-name="T7">, </text:span><text:a xlink:type="simple" xlink:href="https://media.spectacularnwt.com/" text:style-name="Internet_20_link" text:visited-style-name="Visited_20_Internet_20_Link"><text:span text:style-name="T21">media.spectacularnwt.com</text:span></text:a><text:span text:style-name="T7">, </text:span><text:a xlink:type="simple" xlink:href="https://traveltrade.spectacularnwt.com/" text:style-name="Internet_20_link" text:visited-style-name="Visited_20_Internet_20_Link"><text:span text:style-name="T21">traveltrade.spectacularnwt.com</text:span></text:a><text:span text:style-name="T7">, </text:span><text:a xlink:type="simple" xlink:href="https://conferences.spectacularnwt.com/" text:style-name="Internet_20_link" text:visited-style-name="Visited_20_Internet_20_Link"><text:span text:style-name="T21">conferences.spectacularnwt.com</text:span></text:a></text:p>
      <text:p text:style-name="P19"><text:span text:style-name="T1">Up Here Publishing:</text:span></text:p>
      <text:p text:style-name="P19"><text:a xlink:type="simple" xlink:href="https://uphere.ca/" text:style-name="ListLabel_20_46" text:visited-style-name="ListLabel_20_46"><text:span text:style-name="T9">uphere.ca</text:span></text:a></text:p>
      <text:p text:style-name="P19"><text:soft-page-break/><text:span text:style-name="T1">Giant Mine Remediation Project:</text:span></text:p>
      <text:p text:style-name="P19"><text:a xlink:type="simple" xlink:href="https://giantminerp.ca/" text:style-name="ListLabel_20_46" text:visited-style-name="ListLabel_20_46"><text:span text:style-name="T9">giantminerp.ca</text:span></text:a></text:p>
      <text:p text:style-name="P19"><text:span text:style-name="T1">Northwest Territories Power Corporation:</text:span></text:p>
      <text:p text:style-name="P19"><text:a xlink:type="simple" xlink:href="https://www.ntpc.com/" text:style-name="ListLabel_20_46" text:visited-style-name="ListLabel_20_46"><text:span text:style-name="T9">ntpc.com</text:span></text:a></text:p>
      <text:p text:style-name="P19"><text:span text:style-name="T1">Inuvialuit Regional Corporation:</text:span></text:p>
      <text:p text:style-name="P19"><text:a xlink:type="simple" xlink:href="https://www.irc.inuvialuit.com/" text:style-name="ListLabel_20_46" text:visited-style-name="ListLabel_20_46"><text:span text:style-name="T9">irc.inuvialuit.com</text:span></text:a></text:p>
      <text:p text:style-name="P19"><text:span text:style-name="T1">Workers' Safety and Compensation Commission:</text:span></text:p>
      <text:p text:style-name="P19"><text:a xlink:type="simple" xlink:href="https://www.wscc.nt.ca/" text:style-name="ListLabel_20_46" text:visited-style-name="ListLabel_20_46"><text:span text:style-name="T9">wscc.nt.ca</text:span></text:a></text:p>
      <text:p text:style-name="P19"><text:span text:style-name="T1">Government of Nunavut:</text:span></text:p>
      <text:p text:style-name="P19"><text:a xlink:type="simple" xlink:href="https://www.gov.nu.ca/" text:style-name="ListLabel_20_46" text:visited-style-name="ListLabel_20_46"><text:span text:style-name="T9">gov.nu.ca</text:span></text:a><text:span text:style-name="T2">, </text:span><text:a xlink:type="simple" xlink:href="https://livehealthy.gov.nu.ca/" text:style-name="Internet_20_link" text:visited-style-name="Visited_20_Internet_20_Link"><text:span text:style-name="T22">livehealthy.gov.nu.ca</text:span></text:a><text:span text:style-name="T8">, </text:span><text:a xlink:type="simple" xlink:href="https://nuquits.gov.nu.ca/" text:style-name="Internet_20_link" text:visited-style-name="Visited_20_Internet_20_Link"><text:span text:style-name="T22">nuquits.gov.nu.ca</text:span></text:a><text:span text:style-name="T8">, </text:span><text:a xlink:type="simple" xlink:href="https://nuphysicians.ca/" text:style-name="Internet_20_link" text:visited-style-name="Visited_20_Internet_20_Link"><text:span text:style-name="T22">nuphysicians.ca</text:span></text:a></text:p>
      <text:p text:style-name="P19"><text:span text:style-name="T1">Tourism Prince Edward Island - Ask an Islander:</text:span></text:p>
      <text:p text:style-name="P19"><text:a xlink:type="simple" xlink:href="https://www.tourismpei.com/askanislander" text:style-name="Internet_20_link" text:visited-style-name="Visited_20_Internet_20_Link"><text:span text:style-name="T23">tourismpei.com/askanislander</text:span></text:a></text:p>
      <text:p text:style-name="P14"><text:bookmark text:name="_lnxbz9"/><text:span text:style-name="T30">WordPress</text:span></text:p>
      <text:p text:style-name="P13"><text:bookmark text:name="_11vxe330yfko"/><text:span text:style-name="T1">Kenn Borek Air:</text:span></text:p>
      <text:p text:style-name="P13"><text:a xlink:type="simple" xlink:href="https://borekair.com/" text:style-name="ListLabel_20_48" text:visited-style-name="ListLabel_20_48"><text:span text:style-name="T13">borekair.com</text:span></text:a></text:p>
      <text:p text:style-name="P19"><text:span text:style-name="T1">Royal Caribbean International - Media Hub:</text:span></text:p>
      <text:p text:style-name="P19"><text:a xlink:type="simple" xlink:href="http://www.royalcaribbean.com/connect/" text:style-name="ListLabel_20_46" text:visited-style-name="ListLabel_20_46"><text:span text:style-name="T9">royalcaribbean.com</text:span></text:a></text:p>
      <text:p text:style-name="P19"><text:span text:style-name="T1">Hilton Head Island</text:span><text:span text:style-name="T2"> (+ multiple sub-sites):</text:span></text:p>
      <text:p text:style-name="P19"><text:a xlink:type="simple" xlink:href="http://www.hiltonheadisland.org/" text:style-name="ListLabel_20_46" text:visited-style-name="ListLabel_20_46"><text:span text:style-name="T9">hiltonheadisland.org</text:span></text:a></text:p>
      <text:p text:style-name="P19"><text:span text:style-name="T1">1 Hotel &amp; Homes South Beach:</text:span></text:p>
      <text:p text:style-name="P19"><text:a xlink:type="simple" xlink:href="http://brokers.1hotels.com/southbeach/" text:style-name="ListLabel_20_46" text:visited-style-name="ListLabel_20_46"><text:span text:style-name="T9">1hotels.com</text:span></text:a></text:p>
      <text:p text:style-name="P19"><text:span text:style-name="T1">Best Burners Ltd:</text:span></text:p>
      <text:p text:style-name="P19"><text:a xlink:type="simple" xlink:href="http://www.bestburners.ca/" text:style-name="ListLabel_20_46" text:visited-style-name="ListLabel_20_46"><text:span text:style-name="T9">bestburners.ca</text:span></text:a></text:p>
      <text:p text:style-name="P19"><text:span text:style-name="T9"/></text:p>
      <text:p text:style-name="P2"><text:bookmark text:name="_44sinio"/><text:span text:style-name="T27">Personal + Social Profiles</text:span><draw:rect text:anchor-type="as-char" style:rel-width="100%" draw:z-index="5" draw:name="Shape6" draw:style-name="gr1" draw:text-style-name="P21" svg:width="0.003cm" svg:height="0.054cm"><text:p/></draw:rect></text:p>
      <text:p text:style-name="P7"><text:a xlink:type="simple" xlink:href="https://github.com/jasondmoss" text:style-name="Internet_20_link" text:visited-style-name="Visited_20_Internet_20_Link">GitHub</text:a><text:span text:style-name="T24">, </text:span><text:a xlink:type="simple" xlink:href="https://www.behance.net/jasondmoss" text:style-name="Internet_20_link" text:visited-style-name="Visited_20_Internet_20_Link">Behance</text:a><text:span text:style-name="T24">, </text:span><text:a xlink:type="simple" xlink:href="https://www.linkedin.com/in/jasondmoss" text:style-name="Internet_20_link" text:visited-style-name="Visited_20_Internet_20_Link">LinkedIn</text:a><text:span text:style-name="T24">, </text:span><text:a xlink:type="simple" xlink:href="https://twitter.com/jasondmoss" text:style-name="Internet_20_link" text:visited-style-name="Visited_20_Internet_20_Link">Twitter</text:a><text:span text:style-name="T24">, </text:span><text:a xlink:type="simple" xlink:href="https://www.last.fm/user/jasondmoss" text:style-name="Internet_20_link" text:visited-style-name="Visited_20_Internet_20_Link">Last.f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212cm" style:contextual-spacing="false" fo:line-height="100%" fo:keep-with-next="always"/>
      <style:text-properties style:font-name="Liberation Serif" fo:font-family="'Liberation Serif'" style:font-family-generic="roman" style:font-pitch="variable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47cm" fo:margin-bottom="0.212cm" style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212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fo:font-size="10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color="#1155cc" loext:opacity="100%"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loext:opacity="100%" fo:font-size="9pt" fo:font-weight="bold" style:font-size-asian="9pt" style:font-weight-asian="bold" style:font-size-complex="9pt"/>
    </style:style>
    <style:style style:name="ListLabel_20_48" style:display-name="ListLabel 48" style:family="text">
      <style:text-properties fo:color="#1155cc" loext:opacity="100%" fo:font-size="10pt" fo:font-weight="normal" style:font-size-asian="10pt" style:font-weight-asian="normal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8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9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41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42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44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45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  <dc:date>2023-08-18T10:32:03.326204163</dc:date>
    <meta:editing-duration>PT29M58S</meta:editing-duration>
    <meta:editing-cycles>20</meta:editing-cycles>
    <meta:document-statistic meta:table-count="0" meta:image-count="0" meta:object-count="0" meta:page-count="4" meta:paragraph-count="92" meta:word-count="566" meta:character-count="4047" meta:non-whitespace-character-count="3568"/>
  </office:meta>
</office:document-meta>
</file>